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fill-color="#ff950e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921cm"/>
    </style:style>
    <style:style style:name="gr8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1" draw:id="id1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4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5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5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6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2" draw:id="id2" draw:layer="layout" svg:width="3.33cm" svg:height="1.673cm" svg:x="57.114cm" svg:y="1.889cm">
          <draw:text-box>
            <text:p><text:span text:style-name="T1">1000</text:span></text:p>
          </draw:text-box>
        </draw:frame>
        <draw:custom-shape draw:style-name="gr2" draw:text-style-name="P2" xml:id="id3" draw:id="id3" draw:layer="layout" svg:width="2.921cm" svg:height="2.921cm" svg:x="7.4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071cm" svg:height="2.171cm" svg:x="1.995cm" svg:y="17.129cm">
          <draw:text-box>
            <text:p><text:span text:style-name="T2">LDS</text:span></text:p>
          </draw:text-box>
        </draw:frame>
        <draw:custom-shape draw:style-name="gr2" draw:text-style-name="P2" draw:layer="layout" svg:width="2.921cm" svg:height="2.921cm" svg:x="16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921cm" svg:height="2.921cm" svg:x="54.262cm" svg:y="16.689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7.4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789cm" svg:height="2.171cm" svg:x="1.995cm" svg:y="24.429cm">
          <draw:text-box>
            <text:p><text:span text:style-name="T2">PREV</text:span></text:p>
          </draw:text-box>
        </draw:frame>
        <draw:custom-shape draw:style-name="gr2" draw:text-style-name="P2" draw:layer="layout" svg:width="2.921cm" svg:height="2.921cm" svg:x="16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23.989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draw:line-skew="0.161cm" svg:x1="11.047cm" svg:y1="5.732cm" svg:x2="58.779cm" svg:y2="1.889cm" draw:start-shape="id1" draw:start-glue-point="0" draw:end-shape="id2" draw:end-glue-point="0" svg:d="M11047 5732c0-6273 47732-4351 47732-3843" svg:viewBox="0 0 47733 4520">
          <text:p/>
        </draw:connector>
        <draw:connector draw:style-name="gr8" draw:text-style-name="P1" draw:layer="layout" draw:type="curve" draw:line-skew="-0.4cm" svg:x1="8.922cm" svg:y1="16.689cm" svg:x2="55.722cm" svg:y2="16.689cm" draw:start-shape="id3" draw:start-glue-point="0" draw:end-shape="id4" draw:end-glue-point="0" svg:d="M8922 16689c0-1353 46800-1353 46800 0" svg:viewBox="0 0 46801 10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11:36:08.165440632</dc:date>
    <dc:creator>elucterio </dc:creator>
    <meta:editing-duration>PT2H18M26S</meta:editing-duration>
    <meta:editing-cycles>38</meta:editing-cycles>
    <meta:generator>LibreOffice/4.2.8.2$Linux_X86_64 LibreOffice_project/420m0$Build-2</meta:generator>
    <meta:document-statistic meta:object-count="29"/>
  </office:meta>
</office:document-meta>
</file>